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language="nb" fo:country="NO"/>
    </style:style>
    <style:style style:name="P2" style:family="paragraph" style:parent-style-name="Standard">
      <style:text-properties style:font-name="Arial Narrow" fo:language="nb" fo:country="NO" style:font-name-complex="Arial"/>
    </style:style>
    <style:style style:name="P3" style:family="paragraph" style:parent-style-name="Standard">
      <style:text-properties fo:language="nb" fo:country="NO"/>
    </style:style>
    <style:style style:name="P4" style:family="paragraph" style:parent-style-name="Standard">
      <style:text-properties style:font-name="Arial Narrow" fo:language="nb" fo:country="NO"/>
    </style:style>
    <style:style style:name="P5" style:family="paragraph" style:parent-style-name="Standard" style:list-style-name="WW8Num16">
      <style:text-properties style:font-name="Arial Narrow" fo:language="nb" fo:country="NO"/>
    </style:style>
    <style:style style:name="P6" style:family="paragraph" style:parent-style-name="Standard" style:list-style-name="WW8Num8">
      <style:text-properties style:font-name="Arial Narrow" fo:language="nb" fo:country="NO"/>
    </style:style>
    <style:style style:name="P7" style:family="paragraph" style:parent-style-name="Standard" style:list-style-name="WW8Num4">
      <style:text-properties style:font-name="Arial Narrow" fo:language="nb" fo:country="NO"/>
    </style:style>
    <style:style style:name="P8" style:family="paragraph" style:parent-style-name="Standard" style:list-style-name="WW8Num25">
      <style:text-properties style:font-name="Arial Narrow" fo:language="nb" fo:country="NO"/>
    </style:style>
    <style:style style:name="P9" style:family="paragraph" style:parent-style-name="Standard" style:list-style-name="WW8Num38">
      <style:text-properties style:font-name="Arial Narrow" fo:language="nb" fo:country="NO"/>
    </style:style>
    <style:style style:name="P10" style:family="paragraph" style:parent-style-name="Standard" style:list-style-name="WW8Num6">
      <style:text-properties style:font-name="Arial Narrow" fo:language="nb" fo:country="NO"/>
    </style:style>
    <style:style style:name="P11" style:family="paragraph" style:parent-style-name="Standard" style:list-style-name="WW8Num28">
      <style:text-properties style:font-name="Arial Narrow" fo:language="nb" fo:country="NO"/>
    </style:style>
    <style:style style:name="P12" style:family="paragraph" style:parent-style-name="Heading_20_1">
      <style:text-properties fo:language="nb" fo:country="NO"/>
    </style:style>
    <style:style style:name="P13" style:family="paragraph" style:parent-style-name="Heading_20_1">
      <style:paragraph-properties fo:margin-top="0.423cm" fo:margin-bottom="0.212cm" fo:keep-with-next="always"/>
      <style:text-properties style:font-name="Arial Narrow" fo:font-size="12pt" fo:language="nb" fo:country="NO" fo:font-weight="normal" style:font-size-asian="12pt" style:font-weight-asian="normal" style:font-name-complex="Arial" style:font-size-complex="12pt" style:font-weight-complex="normal"/>
    </style:style>
    <style:style style:name="T1" style:family="text">
      <style:text-properties style:font-name="Arial Narrow"/>
    </style:style>
    <style:style style:name="T2" style:family="text">
      <style:text-properties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Oversikt over objekt</text:h>
      <text:p text:style-name="P1">Lokalingseringsregisteret er satt opp med følgende nivåer:</text:p>
      <text:list xml:id="list29215075" text:style-name="WW8Num16">
        <text:list-item>
          <text:p text:style-name="P5">Eiendom</text:p>
        </text:list-item>
        <text:list-item>
          <text:p text:style-name="P5">Bygg</text:p>
        </text:list-item>
        <text:list-item>
          <text:p text:style-name="P5">Etasje</text:p>
        </text:list-item>
        <text:list-item>
          <text:p text:style-name="P5">Seksjon</text:p>
        </text:list-item>
        <text:list-item>
          <text:p text:style-name="P5">Rom</text:p>
        </text:list-item>
      </text:list>
      <text:p text:style-name="P1"/>
      <text:p text:style-name="P1">Klikk i tremenyen til venstre for å komme til det nivå du ønsker.</text:p>
      <text:p text:style-name="P1"/>
      <text:p text:style-name="P1">For å finne ønsket objekt har du følgende muligheter:</text:p>
      <text:list xml:id="list33114328" text:continue-numbering="true" text:style-name="WW8Num16">
        <text:list-item>
          <text:p text:style-name="P5">Søk på hele eller deler av objekt navn eller hele ID nr i søkefeltet oppe til høyre i skjermbildet</text:p>
        </text:list-item>
        <text:list-item>
          <text:p text:style-name="P5">Bla side for side, eller gå direkte til ønsket side</text:p>
        </text:list-item>
        <text:list-item>
          <text:p text:style-name="P5">Sorter visningsbildet ved å klikke i celler med mørk grå farge i kolonnenavn – all data sorteres vekselvis stigende/synkende basert på kolonnen du velger</text:p>
        </text:list-item>
        <text:list-item>
          <text:p text:style-name="P5">Klikk på ID nr i visning og objektene filtreres på dette ID nr; eksempel: står du på byggnivå og klikker Eiendom ID 1111 får du opp alle byggene på denne eiendommen </text:p>
        </text:list-item>
        <text:list-item>
          <text:p text:style-name="P5">Bruk nedtrekksmenyer oppe til venstre for å filtrere data. Innhold i boksene endrer seg noe fra nivå til nivå i Lokaliseringsregisteret</text:p>
          <text:p text:style-name="P5"/>
        </text:list-item>
      </text:list>
      <text:p text:style-name="P1">Ved å høyreklikke på en aktuell rad (eiendom), får du tilgjengelig en hurtigmeny med valg for </text:p>
      <text:list xml:id="list33118150" text:continue-numbering="true" text:style-name="WW8Num16">
        <text:list-item>
          <text:list>
            <text:list-item>
              <text:p text:style-name="P5">Vis</text:p>
            </text:list-item>
            <text:list-item>
              <text:p text:style-name="P5">Rediger</text:p>
            </text:list-item>
            <text:list-item>
              <text:p text:style-name="P5">Slett.</text:p>
            </text:list-item>
          </text:list>
        </text:list-item>
      </text:list>
      <text:p text:style-name="P1"/>
      <text:p text:style-name="P1">Oversikt kan eksporteres til Excel ved å klikke «Last ned» oppe til høyre i skjermbildet.</text:p>
      <text:p text:style-name="P1"/>
      <text:p text:style-name="P1">OBS! På Bygg-nivå er det lenke til det enkelte bygg vist i GoogleMap.</text:p>
      <text:p text:style-name="P1"/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6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Knut Vidar Olsen</meta:initial-creator>
    <meta:creation-date>2007-12-04T09:43:17</meta:creation-date>
    <dc:date>2009-09-10T10:17:44.03</dc:date>
    <meta:editing-cycles>12</meta:editing-cycles>
    <meta:editing-duration>PT02H23M05S</meta:editing-duration>
    <dc:creator>knut vidar olsen</dc:creator>
    <meta:document-statistic meta:table-count="0" meta:image-count="0" meta:object-count="0" meta:page-count="1" meta:paragraph-count="20" meta:word-count="202" meta:character-count="1106"/>
    <meta:user-defined meta:name="Info 1"/>
    <meta:user-defined meta:name="Info 2"/>
    <meta:user-defined meta:name="Info 3"/>
    <meta:user-defined meta:name="Info 4"/>
  </office:meta>
</office:document-meta>
</file>